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3cm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Arrow" draw:marker-start-width="0.2cm" draw:textarea-horizontal-align="center" draw:textarea-vertical-align="middle"/>
    </style:style>
    <style:style style:name="gr7" style:family="graphic" style:parent-style-name="standard">
      <style:graphic-properties draw:fill="solid" draw:fill-color="#cccccc" draw:textarea-horizontal-align="center" draw:textarea-vertical-align="middle"/>
    </style:style>
    <style:style style:name="gr8" style:family="graphic" style:parent-style-name="standard">
      <style:graphic-properties draw:marker-start="Square" draw:marker-start-width="0.1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cm" fo:min-width="0cm"/>
    </style:style>
    <style:style style:name="gr12" style:family="graphic" style:parent-style-name="standard">
      <style:graphic-properties draw:marker-end="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1cm" fo:min-width="0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cccccc" draw:textarea-horizontal-align="left" draw:auto-grow-height="true" draw:auto-grow-width="false" fo:min-height="0.604cm" fo:min-width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19" style:family="graphic" style:parent-style-name="standard">
      <style:graphic-properties draw:marker-end="Circle" draw:marker-end-width="0.2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8pt" style:font-size-complex="18pt"/>
    </style:style>
    <style:style style:name="P6" style:family="paragraph"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weight="bold" style:font-size-asian="18pt" style:font-weight-asian="bold" style:font-size-complex="1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2.5cm" svg:x="2.919cm" svg:y="14cm">
          <text:p/>
        </draw:rect>
        <draw:frame draw:style-name="gr2" draw:text-style-name="P3" draw:layer="layout" svg:width="2.5cm" svg:height="0.645cm" svg:x="2.8cm" svg:y="14cm">
          <draw:text-box>
            <text:p text:style-name="P2"><text:span text:style-name="T1">74HCT138</text:span></text:p>
          </draw:text-box>
        </draw:frame>
        <draw:frame draw:style-name="gr3" draw:text-style-name="P5" draw:layer="layout" svg:width="1.803cm" svg:height="1.191cm" svg:x="0.916cm" svg:y="15.098cm">
          <draw:text-box>
            <text:p text:style-name="P4"><text:span text:style-name="T2">A5-A7</text:span></text:p>
            <text:p text:style-name="P4"><text:span text:style-name="T2">/IORQ</text:span></text:p>
          </draw:text-box>
        </draw:frame>
        <draw:line draw:style-name="gr4" draw:text-style-name="P1" draw:layer="layout" svg:x1="2.419cm" svg:y1="15.5cm" svg:x2="2.919cm" svg:y2="15.5cm">
          <text:p/>
        </draw:line>
        <draw:frame draw:style-name="gr5" draw:text-style-name="P6" draw:layer="layout" svg:width="2.242cm" svg:height="1.191cm" svg:x="2.812cm" svg:y="15cm">
          <draw:text-box>
            <text:p><text:span text:style-name="T2">A0-A2</text:span></text:p>
            <text:p><text:span text:style-name="T2">/E1 <text:s text:c="3"/>/Y4</text:span></text:p>
          </draw:text-box>
        </draw:frame>
        <draw:line draw:style-name="gr4" draw:text-style-name="P1" draw:layer="layout" svg:x1="2.419cm" svg:y1="16cm" svg:x2="2.919cm" svg:y2="16cm">
          <text:p/>
        </draw:line>
        <draw:rect draw:style-name="gr1" draw:text-style-name="P1" draw:layer="layout" svg:width="3.5cm" svg:height="6.5cm" svg:x="16.5cm" svg:y="11cm">
          <text:p/>
        </draw:rect>
        <draw:frame draw:style-name="gr2" draw:text-style-name="P3" draw:layer="layout" svg:width="2.4cm" svg:height="1.039cm" svg:x="17.6cm" svg:y="10.9cm">
          <draw:text-box>
            <text:p text:style-name="P2"><text:span text:style-name="T1">ENC28J60 (OLIMEX)</text:span></text:p>
          </draw:text-box>
        </draw:frame>
        <draw:frame draw:style-name="gr5" draw:text-style-name="P6" draw:layer="layout" svg:width="1.467cm" svg:height="2.131cm" svg:x="16.401cm" svg:y="11.538cm">
          <draw:text-box>
            <text:p><text:span text:style-name="T2">/CS</text:span></text:p>
            <text:p><text:span text:style-name="T2">/RST</text:span></text:p>
            <text:p><text:span text:style-name="T2">SCK</text:span></text:p>
            <text:p><text:span text:style-name="T2">SI</text:span></text:p>
          </draw:text-box>
        </draw:frame>
        <draw:frame draw:style-name="gr5" draw:text-style-name="P6" draw:layer="layout" svg:width="1.582cm" svg:height="1.661cm" svg:x="16.5cm" svg:y="15.238cm">
          <draw:text-box>
            <text:p><text:span text:style-name="T2">SO</text:span></text:p>
            <text:p><text:span text:style-name="T2">/WOL</text:span></text:p>
            <text:p><text:span text:style-name="T2">/INT</text:span></text:p>
          </draw:text-box>
        </draw:frame>
        <draw:line draw:style-name="gr6" draw:text-style-name="P1" draw:layer="layout" svg:x1="13.5cm" svg:y1="15.5cm" svg:x2="16.5cm" svg:y2="15.5cm">
          <text:p/>
        </draw:line>
        <draw:rect draw:style-name="gr1" draw:text-style-name="P1" draw:layer="layout" svg:width="3.5cm" svg:height="12.5cm" svg:x="8cm" svg:y="1.5cm">
          <text:p/>
        </draw:rect>
        <draw:frame draw:style-name="gr2" draw:text-style-name="P3" draw:layer="layout" svg:width="3cm" svg:height="0.645cm" svg:x="8.5cm" svg:y="1.5cm">
          <draw:text-box>
            <text:p text:style-name="P2"><text:span text:style-name="T1">74HCT573</text:span></text:p>
          </draw:text-box>
        </draw:frame>
        <draw:frame draw:style-name="gr5" draw:text-style-name="P6" draw:layer="layout" svg:width="1.065cm" svg:height="2.131cm" svg:x="10.501cm" svg:y="11.7cm">
          <draw:text-box>
            <text:p><text:span text:style-name="T2">Q3</text:span></text:p>
            <text:p><text:span text:style-name="T2">Q4</text:span></text:p>
            <text:p><text:span text:style-name="T2">Q6</text:span></text:p>
            <text:p><text:span text:style-name="T2">Q7</text:span></text:p>
          </draw:text-box>
        </draw:frame>
        <draw:frame draw:style-name="gr5" draw:text-style-name="P6" draw:layer="layout" svg:width="1.044cm" svg:height="11.061cm" svg:x="8cm" svg:y="2.719cm">
          <draw:text-box>
            <text:p><text:span text:style-name="T2">D1</text:span></text:p>
            <text:p><text:span text:style-name="T2"/></text:p>
            <text:p><text:span text:style-name="T2"/></text:p>
            <text:p><text:span text:style-name="T2">D0</text:span></text:p>
            <text:p><text:span text:style-name="T2"><text:line-break/></text:span><text:span text:style-name="T2"/></text:p>
            <text:p><text:span text:style-name="T2"/></text:p>
            <text:p><text:span text:style-name="T2">D5</text:span></text:p>
            <text:p><text:span text:style-name="T2"/></text:p>
            <text:p><text:span text:style-name="T2"/></text:p>
            <text:p><text:span text:style-name="T2">D2</text:span></text:p>
            <text:p><text:span text:style-name="T2"/></text:p>
            <text:p><text:span text:style-name="T2"/></text:p>
            <text:p><text:span text:style-name="T2"/></text:p>
            <text:p><text:span text:style-name="T2">D6</text:span></text:p>
            <text:p><text:span text:style-name="T2">D3</text:span></text:p>
            <text:p><text:span text:style-name="T2">D4</text:span></text:p>
            <text:p><text:span text:style-name="T2">D7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LE</text:span></text:p>
          </draw:text-box>
        </draw:frame>
        <draw:line draw:style-name="gr4" draw:text-style-name="P1" draw:layer="layout" svg:x1="11.5cm" svg:y1="12cm" svg:x2="16.5cm" svg:y2="12cm">
          <text:p/>
        </draw:line>
        <draw:line draw:style-name="gr4" draw:text-style-name="P1" draw:layer="layout" svg:x1="11.5cm" svg:y1="12.5cm" svg:x2="16.5cm" svg:y2="12.5cm">
          <text:p/>
        </draw:line>
        <draw:line draw:style-name="gr4" draw:text-style-name="P1" draw:layer="layout" svg:x1="11.5cm" svg:y1="13cm" svg:x2="16.5cm" svg:y2="13cm">
          <text:p/>
        </draw:line>
        <draw:line draw:style-name="gr4" draw:text-style-name="P1" draw:layer="layout" svg:x1="6cm" svg:y1="15.5cm" svg:x2="6.5cm" svg:y2="15.5cm">
          <text:p/>
        </draw:line>
        <draw:rect draw:style-name="gr7" draw:text-style-name="P1" draw:layer="layout" svg:width="1.5cm" svg:height="1.5cm" svg:x="6.5cm" svg:y="15cm">
          <text:p text:style-name="P2"><text:span text:style-name="T2">&gt;= 1</text:span></text:p>
        </draw:rect>
        <draw:rect draw:style-name="gr7" draw:text-style-name="P1" draw:layer="layout" svg:width="1.5cm" svg:height="1.5cm" svg:x="10cm" svg:y="17cm">
          <text:p text:style-name="P2"><text:span text:style-name="T2">&gt;= 1</text:span></text:p>
        </draw:rect>
        <draw:polyline draw:style-name="gr8" draw:text-style-name="P1" draw:layer="layout" svg:width="3.999cm" svg:height="1.499cm" svg:x="6cm" svg:y="16cm" svg:viewBox="0 0 4000 1500" draw:points="0,0 0,1500 4000,1500">
          <text:p/>
        </draw:polyline>
        <draw:frame draw:style-name="gr9" draw:text-style-name="P5" draw:layer="layout" svg:width="1.3cm" svg:height="0.721cm" svg:x="7.822cm" svg:y="17.6cm">
          <draw:text-box>
            <text:p text:style-name="P4"><text:span text:style-name="T2">/RD</text:span></text:p>
          </draw:text-box>
        </draw:frame>
        <draw:polyline draw:style-name="gr4" draw:text-style-name="P7" draw:layer="layout" svg:width="1.499cm" svg:height="1.499cm" svg:x="11.5cm" svg:y="16cm" svg:viewBox="0 0 1500 1500" draw:points="0,1500 1500,1500 1500,0">
          <text:p/>
        </draw:polyline>
        <draw:rect draw:style-name="gr1" draw:text-style-name="P1" draw:layer="layout" svg:width="3.5cm" svg:height="4.5cm" svg:x="16.5cm" svg:y="2cm">
          <text:p/>
        </draw:rect>
        <draw:frame draw:style-name="gr2" draw:text-style-name="P3" draw:layer="layout" svg:width="2.5cm" svg:height="0.645cm" svg:x="17cm" svg:y="2cm">
          <draw:text-box>
            <text:p text:style-name="P2"><text:span text:style-name="T1">FM1808</text:span></text:p>
          </draw:text-box>
        </draw:frame>
        <draw:frame draw:style-name="gr10" draw:text-style-name="P6" draw:layer="layout" svg:width="1.912cm" svg:height="2.601cm" svg:x="16.5cm" svg:y="2.839cm">
          <draw:text-box>
            <text:p><text:span text:style-name="T2">D0-D7</text:span></text:p>
            <text:p><text:span text:style-name="T2">A0-A13</text:span></text:p>
            <text:p><text:span text:style-name="T2"/></text:p>
            <text:p><text:span text:style-name="T2">/WE</text:span></text:p>
            <text:p><text:span text:style-name="T2">/OE</text:span></text:p>
          </draw:text-box>
        </draw:frame>
        <draw:line draw:style-name="gr4" draw:text-style-name="P1" draw:layer="layout" svg:x1="13.5cm" svg:y1="3.5cm" svg:x2="16.5cm" svg:y2="3.5cm">
          <text:p/>
        </draw:line>
        <draw:frame draw:style-name="gr5" draw:text-style-name="P6" draw:layer="layout" svg:width="1.256cm" svg:height="0.721cm" svg:x="16.5cm" svg:y="5.6cm">
          <draw:text-box>
            <text:p><text:span text:style-name="T2">A14</text:span></text:p>
          </draw:text-box>
        </draw:frame>
        <draw:frame draw:style-name="gr5" draw:text-style-name="P6" draw:layer="layout" svg:width="1.209cm" svg:height="0.721cm" svg:x="18.647cm" svg:y="5.6cm">
          <draw:text-box>
            <text:p><text:span text:style-name="T2">/CE</text:span></text:p>
          </draw:text-box>
        </draw:frame>
        <draw:line draw:style-name="gr4" draw:text-style-name="P1" draw:layer="layout" svg:x1="11.5cm" svg:y1="6cm" svg:x2="16.5cm" svg:y2="6cm">
          <text:p/>
        </draw:line>
        <draw:frame draw:style-name="gr11" draw:text-style-name="P6" draw:layer="layout" svg:width="1.065cm" svg:height="2.33cm" svg:x="10.538cm" svg:y="5.7cm">
          <draw:text-box>
            <text:p><text:span text:style-name="T2">Q0</text:span></text:p>
            <text:p><text:span text:style-name="T2"/></text:p>
            <text:p><text:span text:style-name="T2"/></text:p>
            <text:p><text:span text:style-name="T2">Q1</text:span></text:p>
          </draw:text-box>
        </draw:frame>
        <draw:rect draw:style-name="gr7" draw:text-style-name="P1" draw:layer="layout" svg:width="1.5cm" svg:height="3cm" svg:x="18.5cm" svg:y="7.5cm">
          <text:p text:style-name="P2"><text:span text:style-name="T2">&gt;= 1</text:span></text:p>
        </draw:rect>
        <draw:line draw:style-name="gr12" draw:text-style-name="P7" draw:layer="layout" svg:x1="11.5cm" svg:y1="7.5cm" svg:x2="15cm" svg:y2="7.5cm">
          <text:p/>
        </draw:line>
        <draw:frame draw:style-name="gr13" draw:text-style-name="P5" draw:layer="layout" svg:width="2.195cm" svg:height="0.721cm" svg:x="8.9cm" svg:y="14.1cm">
          <draw:text-box>
            <text:p text:style-name="P4"><text:span text:style-name="T2">/ROMCS</text:span></text:p>
          </draw:text-box>
        </draw:frame>
        <draw:frame draw:style-name="gr9" draw:text-style-name="P5" draw:layer="layout" svg:width="1.3cm" svg:height="1.661cm" svg:x="10cm" svg:y="15cm">
          <draw:text-box>
            <text:p text:style-name="P4"><text:span text:style-name="T2">D0</text:span></text:p>
            <text:p text:style-name="P4"><text:span text:style-name="T2">D1</text:span></text:p>
            <text:p text:style-name="P4"><text:span text:style-name="T2">D2</text:span></text:p>
          </draw:text-box>
        </draw:frame>
        <draw:line draw:style-name="gr6" draw:text-style-name="P1" draw:layer="layout" svg:x1="11cm" svg:y1="15.5cm" svg:x2="12cm" svg:y2="15.5cm">
          <text:p/>
        </draw:line>
        <draw:line draw:style-name="gr4" draw:text-style-name="P7" draw:layer="layout" svg:x1="7cm" svg:y1="15cm" svg:x2="7cm" svg:y2="14cm">
          <text:p/>
        </draw:line>
        <draw:line draw:style-name="gr4" draw:text-style-name="P1" draw:layer="layout" svg:x1="4.951cm" svg:y1="16cm" svg:x2="6.5cm" svg:y2="16cm">
          <text:p/>
        </draw:line>
        <draw:line draw:style-name="gr4" draw:text-style-name="P1" draw:layer="layout" svg:x1="16.5cm" svg:y1="9.5cm" svg:x2="18.5cm" svg:y2="9.5cm">
          <text:p/>
        </draw:line>
        <draw:frame draw:style-name="gr13" draw:text-style-name="P5" draw:layer="layout" svg:width="1.323cm" svg:height="0.721cm" svg:x="5.151cm" svg:y="14.779cm">
          <draw:text-box>
            <text:p text:style-name="P4"><text:span text:style-name="T2">/WR</text:span></text:p>
          </draw:text-box>
        </draw:frame>
        <draw:line draw:style-name="gr4" draw:text-style-name="P1" draw:layer="layout" svg:x1="7.5cm" svg:y1="13.5cm" svg:x2="8cm" svg:y2="13.5cm">
          <text:p/>
        </draw:line>
        <draw:line draw:style-name="gr4" draw:text-style-name="P1" draw:layer="layout" svg:x1="5cm" svg:y1="13.5cm" svg:x2="6cm" svg:y2="13.5cm">
          <text:p/>
        </draw:line>
        <draw:frame draw:style-name="gr13" draw:text-style-name="P5" draw:layer="layout" svg:width="1.467cm" svg:height="0.721cm" svg:x="3.412cm" svg:y="13.1cm">
          <draw:text-box>
            <text:p text:style-name="P4"><text:span text:style-name="T2">/RST</text:span></text:p>
          </draw:text-box>
        </draw:frame>
        <draw:line draw:style-name="gr4" draw:text-style-name="P1" draw:layer="layout" svg:x1="16.5cm" svg:y1="10cm" svg:x2="18.5cm" svg:y2="10cm">
          <text:p/>
        </draw:line>
        <draw:frame draw:style-name="gr14" draw:text-style-name="P5" draw:layer="layout" svg:width="1.891cm" svg:height="2.831cm" svg:x="14.817cm" svg:y="8.7cm">
          <draw:text-box draw:corner-radius="0.683cm">
            <text:p text:style-name="P4"><text:span text:style-name="T2">/MREQ</text:span></text:p>
            <text:p text:style-name="P4"><text:span text:style-name="T2">A14</text:span></text:p>
            <text:p text:style-name="P4"><text:span text:style-name="T2">A15</text:span></text:p>
          </draw:text-box>
        </draw:frame>
        <draw:polyline draw:style-name="gr8" draw:text-style-name="P7" draw:layer="layout" svg:width="5.999cm" svg:height="4.499cm" draw:transform="rotate (-1.57079632679579) translate (17.5cm 8cm)" svg:viewBox="0 0 6000 4500" draw:points="0,-35000 2500,-35000 2500,-30500 6000,-30500">
          <text:p/>
        </draw:polyline>
        <draw:line draw:style-name="gr6" draw:text-style-name="P1" draw:layer="layout" svg:x1="11cm" svg:y1="14.6cm" svg:x2="12cm" svg:y2="14.6cm">
          <text:p/>
        </draw:line>
        <draw:frame draw:style-name="gr13" draw:text-style-name="P5" draw:layer="layout" svg:width="1.303cm" svg:height="0.721cm" svg:x="13.8cm" svg:y="14.2cm">
          <draw:text-box>
            <text:p text:style-name="P4"><text:span text:style-name="T2">+5V</text:span></text:p>
          </draw:text-box>
        </draw:frame>
        <draw:line draw:style-name="gr4" draw:text-style-name="P1" draw:layer="layout" svg:x1="19.5cm" svg:y1="7.5cm" svg:x2="19.5cm" svg:y2="6.5cm">
          <text:p/>
        </draw:line>
        <draw:g>
          <draw:line draw:style-name="gr15" draw:text-style-name="P1" draw:layer="layout" svg:x1="11.6cm" svg:y1="14.6cm" svg:x2="12.6cm" svg:y2="14.6cm">
            <text:p/>
          </draw:line>
          <draw:custom-shape draw:style-name="gr16" draw:text-style-name="P7" draw:layer="layout" svg:width="0.994cm" svg:height="1.497cm" draw:transform="rotate (1.56590940488902) translate (12cm 15.05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7" draw:text-style-name="P8" draw:layer="layout" svg:width="1.4cm" svg:height="0.854cm" svg:x="12.4cm" svg:y="14.246cm">
            <draw:text-box>
              <text:p text:style-name="P2"><text:span text:style-name="T3">'244</text:span></text:p>
            </draw:text-box>
          </draw:frame>
        </draw:g>
        <draw:line draw:style-name="gr4" draw:text-style-name="P1" draw:layer="layout" svg:x1="9cm" svg:y1="18cm" svg:x2="10cm" svg:y2="18cm">
          <text:p/>
        </draw:line>
        <draw:rect draw:style-name="gr7" draw:text-style-name="P1" draw:layer="layout" svg:width="1.5cm" svg:height="1.5cm" svg:x="6cm" svg:y="5.5cm">
          <text:p text:style-name="P2"><text:span text:style-name="T2">&amp;</text:span></text:p>
        </draw:rect>
        <draw:line draw:style-name="gr4" draw:text-style-name="P1" draw:layer="layout" svg:x1="5cm" svg:y1="6cm" svg:x2="6cm" svg:y2="6cm">
          <text:p/>
        </draw:line>
        <draw:frame draw:style-name="gr13" draw:text-style-name="P5" draw:layer="layout" svg:width="1.467cm" svg:height="1.191cm" svg:x="3.4cm" svg:y="5.5cm">
          <draw:text-box>
            <text:p text:style-name="P4"><text:span text:style-name="T2">/RST</text:span></text:p>
            <text:p text:style-name="P4"><text:span text:style-name="T2">D1</text:span></text:p>
          </draw:text-box>
        </draw:frame>
        <draw:line draw:style-name="gr4" draw:text-style-name="P1" draw:layer="layout" svg:x1="5cm" svg:y1="6.5cm" svg:x2="6cm" svg:y2="6.5cm">
          <text:p/>
        </draw:line>
        <draw:line draw:style-name="gr4" draw:text-style-name="P1" draw:layer="layout" svg:x1="7.5cm" svg:y1="6cm" svg:x2="8cm" svg:y2="6cm">
          <text:p/>
        </draw:line>
        <draw:rect draw:style-name="gr7" draw:text-style-name="P1" draw:layer="layout" svg:width="1.5cm" svg:height="1.5cm" svg:x="6cm" svg:y="2.5cm">
          <text:p text:style-name="P2"><text:span text:style-name="T2">&amp;</text:span></text:p>
        </draw:rect>
        <draw:line draw:style-name="gr4" draw:text-style-name="P1" draw:layer="layout" svg:x1="5cm" svg:y1="3cm" svg:x2="6cm" svg:y2="3cm">
          <text:p/>
        </draw:line>
        <draw:line draw:style-name="gr4" draw:text-style-name="P1" draw:layer="layout" svg:x1="5cm" svg:y1="3.5cm" svg:x2="6cm" svg:y2="3.5cm">
          <text:p/>
        </draw:line>
        <draw:line draw:style-name="gr4" draw:text-style-name="P1" draw:layer="layout" svg:x1="7.5cm" svg:y1="3cm" svg:x2="8cm" svg:y2="3cm">
          <text:p/>
        </draw:line>
        <draw:frame draw:style-name="gr13" draw:text-style-name="P5" draw:layer="layout" svg:width="1.467cm" svg:height="1.191cm" svg:x="3.4cm" svg:y="2.701cm">
          <draw:text-box>
            <text:p text:style-name="P4"><text:span text:style-name="T2">/RST</text:span></text:p>
            <text:p text:style-name="P4"><text:span text:style-name="T2">D5</text:span></text:p>
          </draw:text-box>
        </draw:frame>
        <draw:rect draw:style-name="gr7" draw:text-style-name="P1" draw:layer="layout" svg:width="1.5cm" svg:height="1.5cm" svg:x="6cm" svg:y="4cm">
          <text:p text:style-name="P2"><text:span text:style-name="T2">&amp;</text:span></text:p>
        </draw:rect>
        <draw:line draw:style-name="gr4" draw:text-style-name="P1" draw:layer="layout" svg:x1="5cm" svg:y1="4.5cm" svg:x2="6cm" svg:y2="4.5cm">
          <text:p/>
        </draw:line>
        <draw:frame draw:style-name="gr13" draw:text-style-name="P5" draw:layer="layout" svg:width="1.467cm" svg:height="1.191cm" svg:x="3.4cm" svg:y="4cm">
          <draw:text-box>
            <text:p text:style-name="P4"><text:span text:style-name="T2">/RST</text:span></text:p>
            <text:p text:style-name="P4"><text:span text:style-name="T2">D4</text:span></text:p>
          </draw:text-box>
        </draw:frame>
        <draw:line draw:style-name="gr4" draw:text-style-name="P1" draw:layer="layout" svg:x1="5cm" svg:y1="5cm" svg:x2="6cm" svg:y2="5cm">
          <text:p/>
        </draw:line>
        <draw:line draw:style-name="gr4" draw:text-style-name="P1" draw:layer="layout" svg:x1="7.5cm" svg:y1="4.5cm" svg:x2="8cm" svg:y2="4.5cm">
          <text:p/>
        </draw:line>
        <draw:frame draw:style-name="gr18" draw:text-style-name="P5" draw:layer="layout" svg:width="1.044cm" svg:height="2.131cm" svg:x="6.5cm" svg:y="9.369cm">
          <draw:text-box>
            <text:p text:style-name="P4"><text:span text:style-name="T2">D0</text:span></text:p>
            <text:p text:style-name="P4"><text:span text:style-name="T2">D3</text:span></text:p>
            <text:p text:style-name="P4"><text:span text:style-name="T2">D6</text:span></text:p>
            <text:p text:style-name="P4"><text:span text:style-name="T2">D7</text:span></text:p>
          </draw:text-box>
        </draw:frame>
        <draw:line draw:style-name="gr4" draw:text-style-name="P1" draw:layer="layout" svg:x1="7.5cm" svg:y1="10.5cm" svg:x2="8cm" svg:y2="10.5cm">
          <text:p/>
        </draw:line>
        <draw:frame draw:style-name="gr9" draw:text-style-name="P5" draw:layer="layout" svg:width="1.3cm" svg:height="0.721cm" svg:x="12cm" svg:y="4.779cm">
          <draw:text-box>
            <text:p text:style-name="P4"><text:span text:style-name="T2">/RD</text:span></text:p>
          </draw:text-box>
        </draw:frame>
        <draw:line draw:style-name="gr4" draw:text-style-name="P1" draw:layer="layout" svg:x1="13.5cm" svg:y1="5cm" svg:x2="16.5cm" svg:y2="5cm">
          <text:p/>
        </draw:line>
        <draw:frame draw:style-name="gr9" draw:text-style-name="P5" draw:layer="layout" svg:width="1.323cm" svg:height="1.191cm" svg:x="12cm" svg:y="3.809cm">
          <draw:text-box>
            <text:p text:style-name="P4"><text:span text:style-name="T2">+5V</text:span></text:p>
            <text:p text:style-name="P4"><text:span text:style-name="T2">/WR</text:span></text:p>
          </draw:text-box>
        </draw:frame>
        <draw:line draw:style-name="gr4" draw:text-style-name="P1" draw:layer="layout" svg:x1="15cm" svg:y1="4.5cm" svg:x2="16.5cm" svg:y2="4.5cm">
          <text:p/>
        </draw:line>
        <draw:line draw:style-name="gr15" draw:text-style-name="P2" draw:layer="layout" svg:x1="13.5cm" svg:y1="4.5cm" svg:x2="14cm" svg:y2="4.5cm">
          <text:p/>
        </draw:line>
        <draw:line draw:style-name="gr15" draw:text-style-name="P2" draw:layer="layout" svg:x1="13.5cm" svg:y1="4cm" svg:x2="14cm" svg:y2="4cm">
          <text:p/>
        </draw:line>
        <draw:frame draw:style-name="gr10" draw:text-style-name="P6" draw:layer="layout" svg:width="1.912cm" svg:height="1.3cm" svg:x="11.5cm" svg:y="2.7cm">
          <draw:text-box>
            <text:p><text:span text:style-name="T2">D0-D7</text:span></text:p>
            <text:p><text:span text:style-name="T2">A0-A13</text:span></text:p>
          </draw:text-box>
        </draw:frame>
        <draw:line draw:style-name="gr19" draw:text-style-name="P2" draw:layer="layout" svg:x1="14cm" svg:y1="4cm" svg:x2="15cm" svg:y2="4.5cm">
          <text:p/>
        </draw:line>
        <draw:line draw:style-name="gr15" draw:text-style-name="P2" draw:layer="layout" svg:x1="14cm" svg:y1="8cm" svg:x2="15cm" svg:y2="8cm">
          <text:p/>
        </draw:line>
        <draw:line draw:style-name="gr19" draw:text-style-name="P2" draw:layer="layout" svg:x1="15cm" svg:y1="7.5cm" svg:x2="16cm" svg:y2="8cm">
          <text:p/>
        </draw:line>
        <draw:line draw:style-name="gr4" draw:text-style-name="P1" draw:layer="layout" svg:x1="16.5cm" svg:y1="9cm" svg:x2="18.5cm" svg:y2="9cm">
          <text:p/>
        </draw:line>
        <draw:frame draw:style-name="gr3" draw:text-style-name="P5" draw:layer="layout" svg:width="1.803cm" svg:height="0.721cm" svg:x="12.8cm" svg:y="7.709cm">
          <draw:text-box>
            <text:p text:style-name="P4"><text:span text:style-name="T2">+5V</text:span></text:p>
          </draw:text-box>
        </draw:frame>
        <draw:line draw:style-name="gr4" draw:text-style-name="P1" draw:layer="layout" svg:x1="16cm" svg:y1="8cm" svg:x2="18.5cm" svg:y2="8cm">
          <text:p/>
        </draw:line>
        <draw:line draw:style-name="gr6" draw:text-style-name="P1" draw:layer="layout" svg:x1="13.5cm" svg:y1="14.6cm" svg:x2="14cm" svg:y2="14.6cm">
          <text:p/>
        </draw:line>
        <draw:rect draw:style-name="gr7" draw:text-style-name="P1" draw:layer="layout" svg:width="1.5cm" svg:height="1cm" svg:x="6cm" svg:y="13cm">
          <text:p text:style-name="P2"><text:span text:style-name="T2">NAND</text:span></text:p>
        </draw:rect>
        <draw:rect draw:style-name="gr7" draw:text-style-name="P1" draw:layer="layout" svg:width="1.5cm" svg:height="1.5cm" svg:x="6cm" svg:y="7cm">
          <text:p text:style-name="P2"><text:span text:style-name="T2">&amp;</text:span></text:p>
        </draw:rect>
        <draw:line draw:style-name="gr4" draw:text-style-name="P1" draw:layer="layout" svg:x1="5cm" svg:y1="7.5cm" svg:x2="6cm" svg:y2="7.5cm">
          <text:p/>
        </draw:line>
        <draw:frame draw:style-name="gr13" draw:text-style-name="P5" draw:layer="layout" svg:width="1.467cm" svg:height="1.191cm" svg:x="3.4cm" svg:y="7cm">
          <draw:text-box>
            <text:p text:style-name="P4"><text:span text:style-name="T2">/RST</text:span></text:p>
            <text:p text:style-name="P4"><text:span text:style-name="T2">D2</text:span></text:p>
          </draw:text-box>
        </draw:frame>
        <draw:line draw:style-name="gr4" draw:text-style-name="P1" draw:layer="layout" svg:x1="5cm" svg:y1="8cm" svg:x2="6cm" svg:y2="8cm">
          <text:p/>
        </draw:line>
        <draw:line draw:style-name="gr4" draw:text-style-name="P1" draw:layer="layout" svg:x1="7.5cm" svg:y1="7.5cm" svg:x2="8cm" svg:y2="7.5cm">
          <text:p/>
        </draw:line>
        <draw:line draw:style-name="gr4" draw:text-style-name="P1" draw:layer="layout" svg:x1="11.5cm" svg:y1="13.5cm" svg:x2="16.5cm" svg:y2="13.5cm">
          <text:p/>
        </draw:line>
        <draw:custom-shape draw:style-name="gr16" draw:text-style-name="P7" draw:layer="layout" svg:width="0.994cm" svg:height="1.497cm" draw:transform="rotate (1.56590940488902) translate (12cm 16.055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8" draw:layer="layout" svg:width="1.4cm" svg:height="0.854cm" svg:x="12.4cm" svg:y="15.246cm">
          <draw:text-box>
            <text:p text:style-name="P2"><text:span text:style-name="T3">'244</text:span></text:p>
          </draw:text-box>
        </draw:frame>
        <draw:frame draw:style-name="gr20" draw:text-style-name="P9" draw:layer="layout" svg:width="15cm" svg:height="0.806cm" svg:x="1cm" svg:y="19.194cm">
          <draw:text-box>
            <text:p><text:span text:style-name="T4">© 2009 Patrik Persson</text:span><text:span text:style-name="T4"><text:tab/></text:span><text:span text:style-name="T4"><text:tab/></text:span><text:span text:style-name="T5">http://speccyboot.sourceforge.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3T19:09:13</meta:creation-date>
    <dc:date>2009-04-07T18:34:24</dc:date>
    <meta:editing-duration>PT43H31M38S</meta:editing-duration>
    <meta:editing-cycles>106</meta:editing-cycles>
    <meta:generator>OpenOffice.org/3.0$Unix OpenOffice.org_project/300m15$Build-9379</meta:generator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